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arial" svg:font-family="arial, sans-serif"/>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style:font-size-asian="12pt" style:font-size-complex="12pt"/>
    </style:style>
    <style:style style:name="P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style:font-name="Arial" fo:font-size="12pt" style:font-size-asian="12pt" style:font-size-complex="12pt"/>
    </style:style>
    <style:style style:name="P4" style:family="paragraph" style:parent-style-name="Text_20_body">
      <style:paragraph-properties fo:margin-top="0cm" fo:margin-bottom="0cm" style:line-height-at-least="0.953cm" fo:text-align="start" style:justify-single-word="false" fo:orphans="2" fo:widows="2" fo:background-color="#f8f9fa" fo:padding="0cm" fo:border="none" style:writing-mode="lr-tb">
        <style:background-image/>
      </style:paragraph-properties>
    </style:style>
    <style:style style:name="P5" style:family="paragraph" style:parent-style-name="Preformatted_20_Text">
      <style:text-properties fo:font-variant="normal" fo:text-transform="none" fo:color="#202124" style:font-name="inherit" fo:font-size="21pt" fo:letter-spacing="normal" fo:language="de" fo:country="DE" fo:font-style="normal" fo:font-weight="normal" style:font-size-asian="12pt" style:font-size-complex="12pt"/>
    </style:style>
    <style:style style:name="P6" style:family="paragraph" style:parent-style-name="Preformatted_20_Text">
      <style:text-properties fo:font-variant="normal" fo:text-transform="none" fo:color="#202124" style:font-name="Arial" fo:font-size="12pt" fo:letter-spacing="normal" fo:language="de" fo:country="DE" fo:font-style="normal" fo:font-weight="normal" style:font-size-asian="12pt" style:font-size-complex="12pt"/>
    </style:style>
    <style:style style:name="P7" style:family="paragraph" style:parent-style-name="Preformatted_20_Text">
      <style:text-properties fo:font-variant="normal" fo:text-transform="none" fo:color="#202124" style:font-name="Arial" fo:font-size="12pt" fo:letter-spacing="normal" fo:language="de" fo:country="DE" fo:font-style="normal" fo:font-weight="bold" style:font-size-asian="12pt" style:font-weight-asian="bold" style:font-size-complex="12pt" style:font-weight-complex="bold"/>
    </style:style>
    <style:style style:name="P8" style:family="paragraph" style:parent-style-name="Preformatted_20_Text">
      <style:text-properties fo:font-variant="normal" fo:text-transform="none" fo:color="#202124" style:font-name="Arial" fo:font-size="12pt" fo:letter-spacing="normal" style:font-size-asian="12pt" style:font-size-complex="12pt"/>
    </style:style>
    <style:style style:name="P9" style:family="paragraph" style:parent-style-name="Preformatted_20_Text">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02124" style:font-name="Arial" fo:font-size="12pt" fo:letter-spacing="normal" fo:language="de" fo:country="DE" fo:font-style="normal" fo:font-weight="normal" style:font-size-asian="12pt" style:font-size-complex="12pt"/>
    </style:style>
    <style:style style:name="P10"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inherit" fo:font-size="21pt" fo:letter-spacing="normal" fo:language="de" fo:country="DE" fo:font-style="normal" fo:font-weight="normal"/>
    </style:style>
    <style:style style:name="P11"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12"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bold" style:font-size-asian="12pt" style:font-weight-asian="bold" style:font-size-complex="12pt" style:font-weight-complex="bold"/>
    </style:style>
    <style:style style:name="P13"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T1" style:family="text">
      <style:text-properties fo:font-variant="normal" fo:text-transform="none" fo:color="#202124" style:font-name="inherit" fo:font-size="21pt" fo:letter-spacing="normal" fo:language="de" fo:country="DE" fo:font-style="normal" fo:font-weight="normal"/>
    </style:style>
    <style:style style:name="T2" style:family="text">
      <style:text-properties fo:font-variant="normal" fo:text-transform="none" fo:color="#202124" fo:font-size="21pt" fo:letter-spacing="normal" fo:language="de" fo:country="DE" fo:font-style="normal" fo:font-weight="normal"/>
    </style:style>
    <style:style style:name="T3" style:family="text">
      <style:text-properties fo:font-variant="normal" fo:text-transform="none" fo:color="#202124" fo:letter-spacing="normal" fo:language="de" fo:country="DE" fo:font-style="normal"/>
    </style:style>
    <style:style style:name="T4" style:family="text">
      <style:text-properties fo:font-variant="normal" fo:text-transform="none" fo:color="#202124" fo:letter-spacing="normal" fo:language="de" fo:country="DE" fo:font-style="normal" fo:font-weight="normal"/>
    </style:style>
    <style:style style:name="T5" style:family="text">
      <style:text-properties fo:font-variant="normal" fo:text-transform="none" fo:color="#323232" style:font-name="H5PDroidSans" fo:font-size="12pt" fo:letter-spacing="normal" fo:font-style="normal"/>
    </style:style>
    <style:style style:name="T6" style:family="text">
      <style:text-properties fo:font-variant="normal" fo:text-transform="none" fo:color="#323232" style:font-name="H5PDroidSans" fo:font-size="12pt" fo:letter-spacing="normal" fo:language="de" fo:country="DE" fo:font-style="normal" fo:font-weight="normal"/>
    </style:style>
    <style:style style:name="T7" style:family="text">
      <style:text-properties fo:font-variant="normal" fo:text-transform="none" fo:color="#323232" fo:font-size="12pt" fo:letter-spacing="normal" fo:language="de" fo:country="DE" fo:font-style="normal" fo:font-weight="normal"/>
    </style:style>
    <style:style style:name="T8" style:family="text">
      <style:text-properties fo:font-variant="normal" fo:text-transform="none" fo:color="#323232" fo:font-size="12pt" fo:letter-spacing="normal" fo:language="de" fo:country="DE" fo:font-style="normal" fo:font-weight="normal" style:font-size-asian="12pt" style:font-size-complex="12pt"/>
    </style:style>
    <style:style style:name="T9" style:family="text">
      <style:text-properties fo:font-variant="normal" fo:text-transform="none" fo:color="#323232" fo:font-size="12pt" fo:letter-spacing="normal" fo:font-style="normal"/>
    </style:style>
    <style:style style:name="T10" style:family="text">
      <style:text-properties fo:font-variant="normal" fo:text-transform="none" fo:color="#323232" fo:font-size="12pt" fo:letter-spacing="normal" fo:font-style="normal" style:font-size-asian="12pt" style:font-size-complex="12pt"/>
    </style:style>
    <style:style style:name="T11" style:family="text">
      <style:text-properties fo:font-variant="normal" fo:text-transform="none" fo:color="#323232" style:font-name="Arial" fo:font-size="12pt" fo:letter-spacing="normal" fo:language="de" fo:country="DE" fo:font-style="normal" fo:font-weight="normal"/>
    </style:style>
    <style:style style:name="T12" style:family="text">
      <style:text-properties fo:font-variant="normal" fo:text-transform="none" fo:color="#323232" style:font-name="Arial" fo:font-size="12pt" fo:letter-spacing="normal" fo:language="de" fo:country="DE" fo:font-style="normal" fo:font-weight="normal" style:font-size-asian="12pt" style:font-size-complex="12pt"/>
    </style:style>
    <style:style style:name="T13" style:family="text">
      <style:text-properties fo:font-variant="normal" fo:text-transform="none" fo:color="#323232" style:font-name="Arial" fo:font-size="12pt" fo:letter-spacing="normal" fo:language="de" fo:country="DE" fo:font-style="normal" style:font-size-asian="12pt" style:font-size-complex="12pt"/>
    </style:style>
    <style:style style:name="T14" style:family="text">
      <style:text-properties fo:font-variant="normal" fo:text-transform="none" fo:color="#323232" style:font-name="Arial" fo:font-size="12pt" fo:letter-spacing="normal" fo:language="de" fo:country="DE" fo:font-style="normal" fo:font-weight="bold" style:font-size-asian="12pt" style:font-weight-asian="bold" style:font-size-complex="12pt" style:font-weight-complex="bold"/>
    </style:style>
    <style:style style:name="T15" style:family="text">
      <style:text-properties fo:font-variant="normal" fo:text-transform="none" fo:color="#323232" style:font-name="Arial" fo:letter-spacing="normal" fo:language="de" fo:country="DE" fo:font-style="normal" fo:font-weight="normal"/>
    </style:style>
    <style:style style:name="T16" style:family="text">
      <style:text-properties fo:font-variant="normal" fo:text-transform="none" fo:color="#323232" fo:letter-spacing="normal" fo:font-style="normal"/>
    </style:style>
    <style:style style:name="T17" style:family="text">
      <style:text-properties fo:font-variant="normal" fo:text-transform="none" fo:color="#00c1f1" style:font-name="H5PDroidSans" fo:font-size="15pt" fo:letter-spacing="normal" fo:language="de" fo:country="DE" fo:font-style="normal"/>
    </style:style>
    <style:style style:name="T18" style:family="text">
      <style:text-properties fo:font-variant="normal" fo:text-transform="none" fo:color="#00c1f1" style:font-name="H5PDroidSans" fo:font-size="15pt" fo:letter-spacing="normal" fo:font-style="normal"/>
    </style:style>
    <style:style style:name="T19" style:family="text">
      <style:text-properties fo:font-variant="normal" fo:text-transform="none" style:font-name="H5PDroidSans" fo:font-size="15pt" fo:letter-spacing="normal" fo:font-style="normal"/>
    </style:style>
    <style:style style:name="T20" style:family="text">
      <style:text-properties fo:font-variant="normal" fo:text-transform="none" style:font-name="H5PDroidSans" fo:font-size="15pt" fo:letter-spacing="normal" fo:language="de" fo:country="DE" fo:font-style="normal"/>
    </style:style>
    <style:style style:name="T21" style:family="text">
      <style:text-properties fo:font-variant="normal" fo:text-transform="none" fo:color="#000000" style:font-name="H5PDroidSans" fo:font-size="15pt" fo:letter-spacing="normal" fo:font-style="normal"/>
    </style:style>
    <style:style style:name="T22" style:family="text">
      <style:text-properties fo:font-variant="normal" fo:text-transform="none" fo:color="#000000" style:font-name="H5PDroidSans" fo:font-size="15pt" fo:letter-spacing="normal" fo:language="de" fo:country="DE" fo:font-style="normal"/>
    </style:style>
    <style:style style:name="T23" style:family="text">
      <style:text-properties fo:font-variant="normal" fo:text-transform="none" fo:color="#000000" fo:letter-spacing="normal" fo:language="de" fo:country="DE" fo:font-style="normal"/>
    </style:style>
    <style:style style:name="T24" style:family="text">
      <style:text-properties fo:font-variant="normal" fo:text-transform="none" fo:color="#000000" fo:letter-spacing="normal" fo:language="de" fo:country="DE" fo:font-style="normal" fo:font-weight="normal"/>
    </style:style>
    <style:style style:name="T25" style:family="text">
      <style:text-properties fo:font-variant="normal" fo:text-transform="none" fo:color="#000000" fo:letter-spacing="normal" fo:font-style="normal"/>
    </style:style>
    <style:style style:name="T26" style:family="text">
      <style:text-properties fo:font-variant="normal" fo:text-transform="none" fo:color="#000000" fo:font-size="15pt" fo:letter-spacing="normal" fo:language="de" fo:country="DE" fo:font-style="normal"/>
    </style:style>
    <style:style style:name="T27" style:family="text">
      <style:text-properties fo:font-variant="normal" fo:text-transform="none" fo:color="#000000" fo:font-size="15pt" fo:letter-spacing="normal" fo:font-style="normal"/>
    </style:style>
    <style:style style:name="T28" style:family="text">
      <style:text-properties fo:font-variant="normal" fo:text-transform="none" fo:letter-spacing="normal" fo:language="de" fo:country="DE" fo:font-style="normal" fo:font-weight="normal"/>
    </style:style>
    <style:style style:name="T29" style:family="text">
      <style:text-properties fo:color="#323232"/>
    </style:style>
    <style:style style:name="T30" style:family="text">
      <style:text-properties fo:color="#323232" style:font-name="H5PDroidSans" fo:font-size="15pt"/>
    </style:style>
    <style:style style:name="T31" style:family="text">
      <style:text-properties fo:color="#323232" fo:font-size="15pt"/>
    </style:style>
    <style:style style:name="T32" style:family="text">
      <style:text-properties fo:color="#323232" style:font-name="Arial"/>
    </style:style>
    <style:style style:name="T33" style:family="text">
      <style:text-properties fo:color="#323232" style:font-name="Arial" fo:font-size="15pt"/>
    </style:style>
    <style:style style:name="T34" style:family="text">
      <style:text-properties fo:color="#323232" style:font-name="Arial" fo:font-size="12pt" style:font-size-asian="12pt" style:font-size-complex="12pt"/>
    </style:style>
    <style:style style:name="T35" style:family="text">
      <style:text-properties fo:font-size="12pt" style:font-size-asian="12pt" style:font-size-complex="12pt"/>
    </style:style>
    <style:style style:name="T36" style:family="text">
      <style:text-properties fo:font-weight="normal"/>
    </style:style>
    <style:style style:name="T37" style:family="text">
      <style:text-properties style:font-name="Arial"/>
    </style:style>
    <style:style style:name="T38" style:family="text">
      <style:text-properties style:font-name="Arial" fo:font-weight="normal"/>
    </style:style>
    <style:style style:name="T39" style:family="text">
      <style:text-properties style:font-name="Arial" fo:font-size="12pt"/>
    </style:style>
    <style:style style:name="T40" style:family="text">
      <style:text-properties style:font-name="Arial" fo:font-size="12pt" fo:font-weight="normal" style:font-size-asian="12pt" style:font-size-complex="12pt"/>
    </style:style>
    <style:style style:name="T41" style:family="text">
      <style:text-properties style:font-name="Arial" fo:font-size="12pt" style:font-size-asian="12pt" style:font-size-complex="12pt"/>
    </style:style>
    <style:style style:name="T42" style:family="text">
      <style:text-properties fo:color="#00c1f1"/>
    </style:style>
    <style:style style:name="T43" style:family="text">
      <style:text-properties fo:color="#00c1f1" style:font-name="H5PDroidSans"/>
    </style:style>
    <style:style style:name="T44" style:family="text">
      <style:text-properties fo:color="#00c1f1" style:font-name="H5PDroidSans" fo:font-size="12pt"/>
    </style:style>
    <style:style style:name="T45" style:family="text">
      <style:text-properties fo:color="#00c1f1" style:font-name="H5PDroidSans" fo:font-size="15pt"/>
    </style:style>
    <style:style style:name="T46" style:family="text">
      <style:text-properties fo:language="de" fo:country="DE" fo:font-style="normal" fo:font-weight="normal"/>
    </style:style>
    <style:style style:name="T47" style:family="text">
      <style:text-properties style:font-name="inherit" fo:font-size="21pt" fo:language="de" fo:country="DE" fo:font-style="normal" fo:font-weight="normal"/>
    </style:style>
    <style:style style:name="T48" style:family="text">
      <style:text-properties fo:font-size="21pt" fo:language="de" fo:country="DE" fo:font-style="normal" fo:font-weight="normal"/>
    </style:style>
    <style:style style:name="T49" style:family="text">
      <style:text-properties fo:font-weight="bold" style:font-weight-asian="bold" style:font-weight-complex="bold"/>
    </style:style>
    <style:style style:name="T50" style:family="text">
      <style:text-properties fo:color="#000000"/>
    </style:style>
    <style:style style:name="T51" style:family="text">
      <style:text-properties fo:color="#000000" style:font-name="H5PDroidSans" fo:font-size="12pt"/>
    </style:style>
    <style:style style:name="T52" style:family="text">
      <style:text-properties fo:color="#000000" style:font-name="H5PDroidSans" fo:font-size="15pt"/>
    </style:style>
    <style:style style:name="T53" style:family="text">
      <style:text-properties fo:color="#000000" fo:font-size="12pt"/>
    </style:style>
    <style:style style:name="T54" style:family="text">
      <style:text-properties fo:color="#000000" fo:font-size="15pt"/>
    </style:style>
    <style:style style:name="T55" style:family="text">
      <style:text-properties fo:color="#000000" style:font-name="Arial"/>
    </style:style>
    <style:style style:name="T56" style:family="text">
      <style:text-properties fo:color="#000000" style:font-name="Arial" fo:font-size="12pt"/>
    </style:style>
    <style:style style:name="T57" style:family="text">
      <style:text-properties fo:color="#000000" style:font-name="Arial" fo:font-size="12pt" style:font-size-asian="12pt" style:font-size-complex="12pt"/>
    </style:style>
    <style:style style:name="T58" style:family="text">
      <style:text-properties fo:color="#000000" style:font-name="Arial" fo:font-size="15pt"/>
    </style:style>
    <style:style style:name="T59"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Firewalls sind Softwareanwendungen oder Hardware, die Daten filtern, die versuchen, auf Ihren Computer oder Ihr Netzwerk zuzugreifen. Während alle Firewalls darauf ausgelegt sind, ein- und ausgehende Netzwerkdaten zu filtern und zu überprüfen, können die spezifischen Methoden und die Wirksamkeit zur Identifizierung von Schadcode oder Angriffsindikatoren zwischen verschiedenen Firewall-Typen variieren, unabhängig davon, ob es sich um Softwareanwendungen oder Hardwaregeräte handelt.</text:p>
      <text:p text:style-name="P2"/>
      <text:p text:style-name="P2">Um zu verstehen, wie eine Firewall funktioniert, können Sie sie sich wie einen Sicherheitsbeamten bei einer hochkarätigen Veranstaltung vorstellen, der über detaillierte Daten über potenzielle Kriminelle verfügt, die sich Zutritt zu der Veranstaltung verschaffen wollen. Wenn der Wachmann einen entdeckt, hält er den Verbrecher von der Veranstaltung fern. Auf die gleiche Weise schützt eine Firewall Ihr Netzwerk, indem sie den von Ihrem Netzwerk kommenden oder ausgehenden Datenverkehr überwacht und einschränkt</text:p>
      <text:p text:style-name="P2"/>
      <text:p text:style-name="P2"/>
      <text:p text:style-name="P1"><text:span text:style-name="Strong_20_Emphasis"><text:span text:style-name="T10">We distinguish two types of firewalls:</text:span></text:span><text:span text:style-name="T35"> </text:span></text:p>
      <text:p text:style-name="P2"/>
      <text:p text:style-name="P7">Network-based:</text:p>
      <text:p text:style-name="P13"><text:span text:style-name="T4">Eine Netzwerk-Firewall funktioniert auf Netzwerkebene. Die Firewall filtert Daten auf ihrem Weg vom Internet zu den Computern im Netzwerk. Es arbeitet mit einer Reihe von Datenverwaltungsregeln, die für das gesamte Netzwerk gelten. Dadurch wird eine Art Perimeter für das Netzwerk als erste Verteidigungslinie eingerichtet, die den Datenfluss reguliert, bevor er die einzelnen Computer erreicht, aus denen das Netzwerk besteht.</text:span></text:p>
      <text:p text:style-name="P13"><text:span text:style-name="T4"/></text:p>
      <text:p text:style-name="P4"><text:span text:style-name="Strong_20_Emphasis"><text:span text:style-name="T14">Host-based:</text:span></text:span></text:p>
      <text:p text:style-name="P9"><text:bookmark text:name="tw-target-text"/>Eine Host-Firewall ist eine Softwareanwendung oder Anwendungssuite, die auf einem einzelnen Computer installiert ist. Eine persönliche Host-Firewall wird auf dem jeweiligen Computer verwaltet, auf dem sie installiert ist. Daher muss der Administrator Zugriff auf den Computer haben, um die Firewall installieren und konfigurieren zu können.</text:p>
      <text:p text:style-name="P9"/>
      <text:p text:style-name="P9"/>
      <text:p text:style-name="P9"><text:span text:style-name="Strong_20_Emphasis"><text:span text:style-name="T50">How Do Firewalls Work?</text:span></text:span><text:span text:style-name="T50"> </text:span></text:p>
      <text:p text:style-name="P9"><text:bookmark text:name="tw-target-text1"/>Firewalls funktionieren nach Regelsätzen. Jede Firewall hat unterschiedliche Regeln in ihren Tabellen (z. B. iptables). Jede Regel legt basierend auf den Anforderungen und Sicherheitsrichtlinien der Organisation fest, was in einem Netzwerk zulässig ist und was nicht.</text:p>
      <text:p text:style-name="P11">Eine Regel kann beispielsweise den gesamten eingehenden Netzwerkverkehr von einer bestimmten IP-Adresse blockieren (auch als „Blacklist-IPs“ bezeichnet) oder ausgehenden Datenverkehr an speziell dedizierte Ports zulassen. Die Regel kann beispielsweise festlegen, dass der gesamte ausgehende HTTP-Verkehr außerhalb des Netzwerks blockiert werden soll, und blockiert daher Portnummer 80.</text:p>
      <text:p text:style-name="P9"/>
      <text:p text:style-name="P9"><text:bookmark text:name="tw-target-text2"/></text:p>
      <text:p text:style-name="P11"/>
      <text:p text:style-name="P10"><text:bookmark text:name="tw-target-text4"/><text:soft-page-break/><text:span text:style-name="Strong_20_Emphasis"><text:span text:style-name="T40">Firewalls sind Softwareanwendungen oder Hardware, die Daten filtern, die versuchen, auf Ihren Computer oder Ihr Netzwerk zuzugreifen. Während alle Firewalls darauf ausgelegt sind, ein- und ausgehende Netzwerkdaten zu filtern und zu überprüfen, können die spezifischen Methoden und die Wirksamkeit zur Identifizierung von Schadcode oder Angriffsindikatoren zwischen verschiedenen Firewall-Typen variieren, unabhängig davon, ob es sich um Softwareanwendungen oder Hardwaregeräte handelt.</text:span></text:span></text:p>
      <text:p text:style-name="P13"><text:span text:style-name="T4">Um zu verstehen, wie eine Firewall funktioniert, können Sie sie sich wie einen Sicherheitsbeamten bei einer hochkarätigen Veranstaltung vorstellen, der über detaillierte Daten über potenzielle Kriminelle verfügt, die sich Zutritt zu der Veranstaltung verschaffen wollen. Wenn der Wachmann einen entdeckt, hält er den Verbrecher von der Veranstaltung fern. Auf die gleiche Weise schützt eine Firewall Ihr Netzwerk, indem sie den von Ihrem Netzwerk kommenden oder ausgehenden Datenverkehr überwacht und einschränkt.</text:span></text:p>
      <text:p text:style-name="P10"><text:span text:style-name="Strong_20_Emphasis"><text:span text:style-name="T34"/></text:span></text:p>
      <text:p text:style-name="P10"><text:span text:style-name="Strong_20_Emphasis"><text:span text:style-name="T57">Stateful Firewalls vs. Stateless Firewalls</text:span></text:span><text:span text:style-name="Strong_20_Emphasis"><text:span text:style-name="T34"> </text:span></text:span></text:p>
      <text:p text:style-name="P10"><text:bookmark text:name="tw-target-text3"/><text:span text:style-name="Strong_20_Emphasis"><text:span text:style-name="T40">Nicht alle Firewalls sind gleich. Sie können oft in zustandsbehaftete und zustandslose Firewall-Optionen unterteilt werden.</text:span></text:span></text:p>
      <text:p text:style-name="P10"><text:span text:style-name="Strong_20_Emphasis"><text:span text:style-name="T34"/></text:span></text:p>
      <text:p text:style-name="P10"><text:span text:style-name="Strong_20_Emphasis"><text:span text:style-name="T34">What is a stateful firewall?</text:span></text:span><text:span text:style-name="T41"> </text:span></text:p>
      <text:p text:style-name="P11">Stateful Firewalls sind in der Lage, alle Aspekte des Netzwerkverkehrs zu überwachen, einschließlich ihrer Kommunikationskanäle und -eigenschaften. Sie werden auch als dynamische Paketfilter bezeichnet, da sie Verkehrspakete basierend auf Kontext und Status filtern.</text:p>
      <text:p text:style-name="P11"/>
      <text:p text:style-name="P12"><text:bookmark text:name="tw-target-text5"/>Stateful Firewalls vs. Stateless Firewalls</text:p>
      <text:p text:style-name="P13"><text:span text:style-name="T4">Im Gegensatz zu zustandslosen Firewalls überprüfen zustandsbehaftete Firewalls den Verbindungsstatus jedes Pakets (ob online oder offline), was sie effizienter macht. Sie können auch entscheiden, eingehende/ausgehende Anfragen basierend auf dem Status zu blockieren (zusätzlich zu den definierten Regeln).</text:span></text:p>
      <text:p text:style-name="P11"/>
      <text:p text:style-name="P9"/>
      <text:p text:style-name="P3"><text:soft-page-break/><text:span text:style-name="Strong_20_Emphasis"><text:span text:style-name="T23">Differences between Deny and Block in the Firewall Rules</text:span></text:span><text:span text:style-name="T24"> </text:span></text:p>
      <text:p text:style-name="P8"><text:bookmark text:name="tw-target-text6"/>„<text:span text:style-name="T46">Deny“ veranlasst einen Router (oder ein anderes Gerät), eine ICMP-Typ-3-Nachrichtenantwort (Ziel nicht erreichbar) zurückzusenden.</text:span></text:p>
      <text:p text:style-name="P13"><text:span text:style-name="T4">Beim Blockieren wird die sendende Partei nicht darüber informiert, dass das Gerät abgelehnt wurde, und der Datenverkehr wird stillschweigend verworfen.</text:span></text:p>
      <text:p text:style-name="P2"/>
      <text:p text:style-name="P2"/>
      <text:p text:style-name="P2"><text:span text:style-name="Strong_20_Emphasis"><text:span text:style-name="T25">What is a WAF?</text:span></text:span><text:span text:style-name="T50"> </text:span></text:p>
      <text:p text:style-name="P6"><text:bookmark text:name="tw-target-text7"/>Eine WAF oder Web Application Firewall trägt zum Schutz von Webanwendungen bei, indem sie den HTTP-Verkehr zwischen einer Webanwendung und dem Internet filtert und überwacht. Es schützt Webanwendungen normalerweise vor Cross-Site-Scripting (XSS), Dateieinbindung und SQL-Injection-Angriffen. Eine WAF ist eine Protokollschicht-7-Verteidigung (im OSI-Modell), die nicht für die Abwehr aller Arten von Angriffen ausgelegt ist. Wenn eine WAF vor einer Webanwendung bereitgestellt wird, erstellt sie einen Schutzschild zwischen der Anwendung und dem Internet.</text:p>
      <text:p text:style-name="P2"/>
      <text:p text:style-name="P2"/>
      <text:p text:style-name="P6"><text:bookmark text:name="tw-target-text8"/><text:span text:style-name="T49">Whitelisting</text:span> bedeutet, dass wir nur bestimmte Regeln zulassen und alles außer diesen Regeln blockieren.</text:p>
      <text:p text:style-name="P2"/>
      <text:p text:style-name="P6"><text:bookmark text:name="tw-target-text9"/><text:span text:style-name="T49">Blacklisting </text:span>bedeutet, dass alles in das Netzwerk gelangen darf, es sei denn, die Blacklist verbietet dies ausdrücklich. Mit anderen Worten: Beim Blacklisting wird alles in das Netzwerk gelassen, sofern dies nicht durch in der Blacklist definierte Regeln festgelegt ist.</text:p>
      <text:p text:style-name="P6"/>
      <text:p text:style-name="P5"><text:span text:style-name="Strong_20_Emphasis"><text:span text:style-name="T56">Whitelists and Blacklists</text:span></text:span><text:span text:style-name="T56"> </text:span><text:span text:style-name="T39"><text:line-break/>Welcher Ansatz ist also sicherer? Whitelisting gilt als sicherer, da es strenger ist als Blacklisting. Beim Whitelisting wird standardmäßig alles blockiert, außer dem, was wir ausdrücklich zulassen.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arial" svg:font-family="arial, sans-serif"/>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38cm" fo:margin-bottom="1.071cm" fo:margin-left="1.111cm" fo:margin-right="1.1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M30S</meta:editing-duration>
    <meta:editing-cycles>5</meta:editing-cycles>
    <meta:generator>OpenOffice/4.1.14$Win32 OpenOffice.org_project/4114m1$Build-9811</meta:generator>
    <dc:date>2023-11-28T11:13:45.25</dc:date>
    <dc:creator>kaos sevdalisi</dc:creator>
    <meta:document-statistic meta:table-count="0" meta:image-count="0" meta:object-count="0" meta:page-count="3" meta:paragraph-count="26" meta:word-count="758" meta:character-count="5817"/>
    <meta:user-defined meta:name="Info 1"/>
    <meta:user-defined meta:name="Info 2"/>
    <meta:user-defined meta:name="Info 3"/>
    <meta:user-defined meta:name="Info 4"/>
  </office:meta>
</office:document-meta>
</file>